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26pt solid #000001" style:shadow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5" style:family="paragraph" style:parent-style-name="Normal">
      <style:paragraph-properties fo:hyphenation-ladder-count="no-limit"/>
      <style:text-properties fo:hyphenate="true" loext:hyphenation-no-caps="false"/>
    </style:style>
    <style:style style:name="P6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>
      <style:text-properties officeooo:paragraph-rsid="001e8b2d"/>
    </style:style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Standard" style:list-style-name="L12"/>
    <style:style style:name="P18" style:family="paragraph" style:parent-style-name="Standard" style:list-style-name="L13"/>
    <style:style style:name="P19" style:family="paragraph" style:parent-style-name="Standard" style:list-style-name="L14"/>
    <style:style style:name="P20" style:family="paragraph" style:parent-style-name="Standard" style:list-style-name="L15"/>
    <style:style style:name="P21" style:family="paragraph" style:parent-style-name="Standard" style:list-style-name="L16"/>
    <style:style style:name="P22" style:family="paragraph" style:parent-style-name="Standard" style:list-style-name="L17"/>
    <style:style style:name="P23" style:family="paragraph" style:parent-style-name="Standard" style:list-style-name="L18"/>
    <style:style style:name="P24" style:family="paragraph" style:parent-style-name="Standard" style:list-style-name="L20"/>
    <style:style style:name="P25" style:family="paragraph" style:parent-style-name="Standard" style:list-style-name="L21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8"/>
    <style:style style:name="P31" style:family="paragraph" style:parent-style-name="Standard" style:list-style-name="L29"/>
    <style:style style:name="P32" style:family="paragraph" style:parent-style-name="Standard" style:list-style-name="L30"/>
    <style:style style:name="P33" style:family="paragraph" style:parent-style-name="Standard" style:list-style-name="L31"/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42" style:family="paragraph" style:parent-style-name="Standard" style:list-style-name="L40">
      <style:paragraph-properties fo:margin-left="0.4925in" fo:margin-right="0in" fo:text-indent="0in" style:auto-text-indent="false">
        <style:tab-stops/>
      </style:paragraph-properties>
      <style:text-properties officeooo:paragraph-rsid="001e8b2d"/>
    </style:style>
    <style:style style:name="P4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1e8b2d"/>
    </style:style>
    <style:style style:name="P44" style:family="paragraph" style:parent-style-name="Standard" style:list-style-name="L1">
      <style:paragraph-properties>
        <style:tab-stops/>
      </style:paragraph-properties>
      <style:text-properties officeooo:paragraph-rsid="001e8b2d"/>
    </style:style>
    <style:style style:name="P45" style:family="paragraph" style:parent-style-name="Standard" style:list-style-name="L39">
      <style:text-properties officeooo:paragraph-rsid="001e8b2d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rsid="001e8b2d" officeooo:paragraph-rsid="001e8b2d"/>
    </style:style>
    <style:style style:name="P49" style:family="paragraph" style:parent-style-name="Standard" style:list-style-name="L1">
      <style:text-properties officeooo:rsid="001e8b2d" officeooo:paragraph-rsid="001e8b2d"/>
    </style:style>
    <style:style style:name="P50" style:family="paragraph" style:parent-style-name="Standard" style:list-style-name="L1">
      <style:text-properties officeooo:rsid="001fa204" officeooo:paragraph-rsid="001fa204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e8b2d"/>
    </style:style>
    <text:list-style style:name="L1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7LVL2" loext:num-list-format="%2%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3" text:style-name="WW_5f_CharLFO7LVL3" loext:num-list-format="%3%" text:bullet-char="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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5" text:style-name="WW_5f_CharLFO7LVL5" loext:num-list-format="%5%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6" text:style-name="WW_5f_CharLFO7LVL6" loext:num-list-format="%6%" text:bullet-char="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7" text:style-name="WW_5f_CharLFO7LVL7" loext:num-list-format="%7%" text:bullet-char="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8" text:style-name="WW_5f_CharLFO7LVL8" loext:num-list-format="%8%" text:bullet-char="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9" text:style-name="WW_5f_CharLFO7LVL9" loext:num-list-format="%9%" text:bullet-char="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6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6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6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6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6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6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8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8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8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8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8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8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0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0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0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0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0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0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1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1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1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1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1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1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2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2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2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2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2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2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3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3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3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3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3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3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16LVL2" loext:num-list-format="%2%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OpenSymbol"/>
      </text:list-level-style-bullet>
      <text:list-level-style-bullet text:level="3" text:style-name="WW_5f_CharLFO16LVL3" loext:num-list-format="%3%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OpenSymbol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Symbol"/>
      </text:list-level-style-bullet>
      <text:list-level-style-bullet text:level="5" text:style-name="WW_5f_CharLFO16LVL5" loext:num-list-format="%5%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OpenSymbol"/>
      </text:list-level-style-bullet>
      <text:list-level-style-bullet text:level="6" text:style-name="WW_5f_CharLFO16LVL6" loext:num-list-format="%6%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OpenSymbol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8" text:style-name="WW_5f_CharLFO16LVL8" loext:num-list-format="%8%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OpenSymbol"/>
      </text:list-level-style-bullet>
      <text:list-level-style-bullet text:level="9" text:style-name="WW_5f_CharLFO16LVL9" loext:num-list-format="%9%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1">Nicholas Santiago</text:span></text:span><text:line-break/>215.800.0045 • yo@santiago.wtf </text:p>
      <text:p text:style-name="P1"/>
      <text:p text:style-name="P2"/>
      <text:p text:style-name="P3">Objective</text:p>
      <text:p text:style-name="P4">To take over the world.</text:p>
      <text:p text:style-name="P3"/>
      <text:p text:style-name="P3">Relevant Professional Experience</text:p>
      <text:p text:style-name="P48">Evernorth Enterprise Services, a Cigna company<text:tab/>USA – Remote – Full-Time</text:p>
      <text:p text:style-name="P48">Architecture Senior Manager<text:tab/><text:tab/><text:tab/><text:tab/>December, 2021 to Present</text:p>
      <text:list xml:id="list1904787900" text:style-name="L1">
        <text:list-item>
          <text:p text:style-name="P49">Designed zero-touch CI/CD pipelines for customer-facing web portals at a global healthcare service provider, harnessing GitHub, GitHub Actions, GitLab, Tekton, Jenkins, Red Hat OpenShift, and AWS Elastic Kubernetes Service.</text:p>
        </text:list-item>
        <text:list-item>
          <text:p text:style-name="P50">Programmatically provisioned hardware using Terraform, ensuring a homogeneous environment across various the various levels of the software development lifecycle.</text:p>
        </text:list-item>
        <text:list-item>
          <text:p text:style-name="P44"><text:span text:style-name="T2">Directly managed an early-career associate entering the IT workforce.</text:span></text:p>
        </text:list-item>
      </text:list>
      <text:p text:style-name="P4"/>
      <text:p text:style-name="P4">Cigna<text:tab/><text:tab/><text:tab/><text:tab/><text:tab/><text:tab/><text:tab/>USA – Remote – Full-Time<text:line-break/>Architecture Senior Manager<text:tab/><text:tab/><text:tab/><text:tab/>October, 2019 to <text:span text:style-name="T2">December, 2021</text:span></text:p>
      <text:list xml:id="list133317961346027" text:continue-numbering="true" text:style-name="L1">
        <text:list-item>
          <text:p text:style-name="P8">Adopted a cloud-native architecture for customer-facing web portals at a global healthcare service provider, harnessing Docker, Kubernetes, Red Hat OpenShift, and offerings from Amazon Web Services.</text:p>
        </text:list-item>
        <text:list-item>
          <text:p text:style-name="P8">Seamlessly migrated applications from legacy virtual machine-driven applications to containerized applications in a combination of public and private clouds.</text:p>
        </text:list-item>
        <text:list-item>
          <text:p text:style-name="P8">Developed and cultivated declarative deployment pipelines to standardize outputs of applications across disparate Agile scrum teams.</text:p>
        </text:list-item>
        <text:list-item>
          <text:p text:style-name="P8">Directly managed a team of four early-career associates entering the IT workforce.</text:p>
        </text:list-item>
      </text:list>
      <text:p text:style-name="P4"/>
      <text:p text:style-name="P4">Cigna<text:tab/><text:tab/><text:tab/><text:tab/><text:tab/><text:tab/><text:tab/>USA – Remote – Full-Time <text:line-break/>Architecture Advisor<text:tab/><text:tab/><text:tab/><text:tab/><text:tab/>July, 2018 to October, 2019</text:p>
      <text:list xml:id="list1358958634" text:style-name="L2">
        <text:list-item>
          <text:p text:style-name="P9">Created continuous integration and continuous delivery pipelines for over three hundred deployable artifacts, serving over twenty scrum teams.</text:p>
        </text:list-item>
        <text:list-item>
          <text:p text:style-name="P9">Designed the data flow for a new iteration of customer-facing web applications.</text:p>
        </text:list-item>
        <text:list-item>
          <text:p text:style-name="P9">Provided support to onsite and offshore developers.</text:p>
        </text:list-item>
      </text:list>
      <text:p text:style-name="P4"/>
      <text:p text:style-name="P4">Cigna<text:tab/><text:tab/><text:tab/><text:tab/><text:tab/><text:tab/><text:tab/>USA – Remote – Full-Time</text:p>
      <text:p text:style-name="P4">Infrastructure Engineer Sr. Specialist<text:tab/><text:tab/>June, 2016 to June, 2018</text:p>
      <text:list xml:id="list1260376753" text:style-name="L3">
        <text:list-item>
          <text:p text:style-name="P10">Automated processes and improved efficiency in the deployment of middleware applications being used by Cigna and its trading partners.</text:p>
        </text:list-item>
        <text:list-item>
          <text:p text:style-name="P10">Created the build and deployment pipeline for a new stack of software applications being built on Node.JS and Spring Boot, with automated configuration for Nginx and HA Proxy in all levels of the software development life cycle.</text:p>
        </text:list-item>
        <text:list-item>
          <text:p text:style-name="P10">Adopted and led a scrum team in an early iteration of Agile within the enterprise.</text:p>
        </text:list-item>
      </text:list>
      <text:p text:style-name="P4"/>
      <text:p text:style-name="P4">Pro Unlimited @ Cigna<text:tab/><text:tab/><text:tab/><text:tab/>USA – Remote – Contract</text:p>
      <text:p text:style-name="P4">Infrastructure Engineer Sr. Specialist<text:tab/><text:tab/>June, 2016 to June, 2017</text:p>
      <text:list xml:id="list133318268021143" text:continue-numbering="true" text:style-name="L3">
        <text:list-item>
          <text:p text:style-name="P10">Automated processes and improved efficiency in the deployment of middleware applications being used by Cigna and its trading partners.</text:p>
        </text:list-item>
        <text:list-item>
          <text:p text:style-name="P10">Created the build and deployment pipeline for a new stack of software applications being built on Node.JS and Spring Boot, with automated configuration for Nginx and HA Proxy in all levels of the software development life cycle.</text:p>
        </text:list-item>
      </text:list>
      <text:p text:style-name="P47">Nicholas Santiago<text:tab/><text:tab/><text:tab/><text:tab/><text:tab/><text:tab/><text:tab/><text:tab/><text:tab/><text:tab/><text:tab/>Page 2</text:p>
      <text:p text:style-name="P3">Relevant Professional Experience, continued</text:p>
      <text:p text:style-name="P43">ProctorFree, Inc.<text:tab/><text:tab/><text:tab/><text:tab/><text:tab/>USA – Remote – Contract</text:p>
      <text:p text:style-name="P43">DevOps Engineer<text:tab/><text:tab/><text:tab/><text:tab/><text:tab/>April, 2015 to April, 2016</text:p>
      <text:list xml:id="list771503245" text:style-name="L4">
        <text:list-item>
          <text:p text:style-name="P11">Maintained the public and private cloud server infrastructure of a web application service provider, working with colleges, universities, and accreditation agencies.</text:p>
        </text:list-item>
      </text:list>
      <text:list xml:id="list4194397044" text:style-name="L39">
        <text:list-item>
          <text:p text:style-name="P45">Evaluated and implemented various tools for systematizing and automating new services, packaging and deployment of code and system updates.</text:p>
        </text:list-item>
      </text:list>
      <text:list xml:id="list697340326" text:style-name="L40">
        <text:list-item>
          <text:p text:style-name="P42">Implemented redundant high availability to the company's cloud, allowing their software stack to survive maintenance and outage scenarios.</text:p>
        </text:list-item>
      </text:list>
      <text:p text:style-name="P4"/>
      <text:p text:style-name="P4">RealTech, LLC<text:tab/><text:tab/><text:tab/><text:tab/><text:tab/>USA – Remote – Full-Time</text:p>
      <text:p text:style-name="P4">Linux Systems Administrator<text:tab/><text:tab/><text:tab/><text:tab/>March, 2014 to July, 2014</text:p>
      <text:list xml:id="list3338798389" text:style-name="L7">
        <text:list-item>
          <text:p text:style-name="P12">Maintained the public and private cloud server infrastructure of a web application service provider, directly providing service to mortgage companies throughout North America.</text:p>
        </text:list-item>
      </text:list>
      <text:list xml:id="list3908920366" text:style-name="L8">
        <text:list-item>
          <text:p text:style-name="P13">Installed and rebuilt servers, configured hardware, peripherals, services, settings, directories, storage, etc. in accordance with standards and operational requirements.</text:p>
        </text:list-item>
      </text:list>
      <text:list xml:id="list3238689288" text:style-name="L9">
        <text:list-item>
          <text:p text:style-name="P14">Performed daily system monitoring, verified the integrity and availability of all server resources, systems and key processes, reviewed system and application logs, and verified completion of scheduled jobs.</text:p>
        </text:list-item>
      </text:list>
      <text:list xml:id="list1695357206" text:style-name="L10">
        <text:list-item>
          <text:p text:style-name="P15">Applied operating system and package patches and upgrades on a regular basis, and upgrade administrative tools and utilities. Configured and added new services as were necessary.</text:p>
        </text:list-item>
      </text:list>
      <text:p text:style-name="P3"/>
      <text:p text:style-name="P4">iFAX Solutions<text:tab/><text:tab/><text:tab/><text:tab/><text:tab/>Norristown, Pennsylvania – Full-Time</text:p>
      <text:p text:style-name="P4">Technical Support Engineer<text:tab/><text:tab/><text:tab/><text:tab/>December, 2012 to September, 2013</text:p>
      <text:list xml:id="list2421859699" text:style-name="L11">
        <text:list-item>
          <text:p text:style-name="P16">Provided support to customers and integration partners on the evaluation, purchase and implementation of enterprise-grade facsimile server software.</text:p>
        </text:list-item>
      </text:list>
      <text:list xml:id="list1849714474" text:style-name="L12">
        <text:list-item>
          <text:p text:style-name="P17">Integrated facsimile server software with varying PBX platforms, including Cisco Unified Call Manager, Avaya Aura, Nortel BCM, Asterisk, and Switchvox.</text:p>
        </text:list-item>
      </text:list>
      <text:list xml:id="list1468626115" text:style-name="L13">
        <text:list-item>
          <text:p text:style-name="P18">Troubleshot operating-system-level and network-level issues with customer systems running various versions of enterprise facsimile server software on varied distributions and versions of Linux.</text:p>
        </text:list-item>
      </text:list>
      <text:list xml:id="list2332132115" text:style-name="L14">
        <text:list-item>
          <text:p text:style-name="P19">Built and upgraded custom telephony and facsimile servers to facilitate orders received by customers.</text:p>
        </text:list-item>
      </text:list>
      <text:p text:style-name="P5"/>
      <text:p text:style-name="P4">Community Action of the Lehigh Valley<text:tab/><text:tab/>Bethlehem, Pennsylvania – Full-Time </text:p>
      <text:p text:style-name="P4">Director of Information Technologies <text:tab/><text:tab/>October, 2003 to December, 2012</text:p>
      <text:list xml:id="list2332814548" text:style-name="L15">
        <text:list-item>
          <text:p text:style-name="P20">Served as the Chief Technology Officer for the largest non-profit human services agency in Pennsylvania's Lehigh Valley region, serving the third largest metropolitan region in the Commonwealth.</text:p>
        </text:list-item>
      </text:list>
      <text:list xml:id="list126245583" text:style-name="L16">
        <text:list-item>
          <text:p text:style-name="P21">Composed and implemented strategic technology plans, setting the agency's technological goals to match with the overall strategic plan as approved by the Board of Directors.</text:p>
        </text:list-item>
      </text:list>
      <text:list xml:id="list707378684" text:style-name="L17">
        <text:list-item>
          <text:p text:style-name="P22">Implemented strategic plans for the use and evolution of technology within the agency, employing the use of Cloud software, platform and infrastructure solutions.</text:p>
        </text:list-item>
      </text:list>
      <text:list xml:id="list2658755087" text:style-name="L18">
        <text:list-item>
          <text:p text:style-name="P23">Supervised a staff of three, served as the senior Linux system administrator and assisted the Windows system administrator.</text:p>
        </text:list-item>
      </text:list>
      <text:list xml:id="list3702294856" text:style-name="L20">
        <text:list-item>
          <text:p text:style-name="P24">Implemented and enforced security policies to govern appropriate use by employees, contractors and guests.</text:p>
        </text:list-item>
      </text:list>
      <text:list xml:id="list2923742066" text:style-name="L21">
        <text:list-item>
          <text:p text:style-name="P25">Initiated, planned, and implemented a full-scale integration of an MPLS IP network throughout a two-county footprint of ten locations, serving over 100 employees.</text:p>
        </text:list-item>
      </text:list>
      <text:p text:style-name="Standard"/>
      <text:p text:style-name="P6"/>
      <text:p text:style-name="P3">Nicholas Santiago<text:tab/><text:tab/><text:tab/><text:tab/><text:tab/><text:tab/><text:tab/><text:tab/><text:tab/><text:tab/><text:tab/>Page 3</text:p>
      <text:p text:style-name="P3">Relevant Professional Experience, continued</text:p>
      <text:p text:style-name="P3"/>
      <text:p text:style-name="P3">Core Technical Competencies</text:p>
      <text:list xml:id="list2322394277" text:style-name="L24">
        <text:list-item>
          <text:p text:style-name="P26">Linux Distributions: Red Hat Enterprise Linux, CentOS, Fedora, Debian, Ubuntu</text:p>
        </text:list-item>
      </text:list>
      <text:list xml:id="list3678226674" text:style-name="L25">
        <text:list-item>
          <text:p text:style-name="P27">Ansible and Shell scripting</text:p>
        </text:list-item>
      </text:list>
      <text:list xml:id="list2163365956" text:style-name="L26">
        <text:list-item>
          <text:p text:style-name="P28">Jenkins CI/CD</text:p>
        </text:list-item>
      </text:list>
      <text:list xml:id="list3473840170" text:style-name="L27">
        <text:list-item>
          <text:p text:style-name="P29">Git, GitLab CI, GitHub Actions</text:p>
        </text:list-item>
      </text:list>
      <text:list xml:id="list3344756222" text:style-name="L28">
        <text:list-item>
          <text:p text:style-name="P30">IBM UrbanCode Deploy</text:p>
        </text:list-item>
      </text:list>
      <text:list xml:id="list2092486810" text:style-name="L29">
        <text:list-item>
          <text:p text:style-name="P31">IBM WebSphere Application Server</text:p>
        </text:list-item>
      </text:list>
      <text:list xml:id="list2766999350" text:style-name="L30">
        <text:list-item>
          <text:p text:style-name="P32">Spring Boot Java Framework</text:p>
        </text:list-item>
      </text:list>
      <text:list xml:id="list1592482127" text:style-name="L31">
        <text:list-item>
          <text:p text:style-name="P33">Amazon Web Services (EC2, ELB, S3, RDS, Route 53, VPC)</text:p>
        </text:list-item>
      </text:list>
      <text:list xml:id="list509441422" text:style-name="L32">
        <text:list-item>
          <text:p text:style-name="P34">Cloud Service Implementation (SaaS, IaaS, PaaS)</text:p>
        </text:list-item>
      </text:list>
      <text:list xml:id="list223691035" text:style-name="L33">
        <text:list-item>
          <text:p text:style-name="P35">MySQL, MariaDB, FileMaker Pro, MongoDB, Redis, </text:p>
        </text:list-item>
      </text:list>
      <text:list xml:id="list3468499343" text:style-name="L34">
        <text:list-item>
          <text:p text:style-name="P36">3CX, Asterisk and Switchvox IP PBXs</text:p>
        </text:list-item>
      </text:list>
      <text:list xml:id="list2009809014" text:style-name="L35">
        <text:list-item>
          <text:p text:style-name="P37">NEC, Avaya, Nortel, and Executone key telephone and PBX systems</text:p>
        </text:list-item>
      </text:list>
      <text:list xml:id="list1415252292" text:style-name="L36">
        <text:list-item>
          <text:p text:style-name="P38">TCP/IP networking</text:p>
        </text:list-item>
      </text:list>
      <text:list xml:id="list3639349503" text:style-name="L37">
        <text:list-item>
          <text:p text:style-name="P39">Microsoft Windows desktop and server operating systems</text:p>
        </text:list-item>
      </text:list>
      <text:list xml:id="list3460528847" text:style-name="L38">
        <text:list-item>
          <text:p text:style-name="P40">Microsoft Exchange</text:p>
        </text:list-item>
      </text:list>
      <text:p text:style-name="Standard"/>
      <text:p text:style-name="P3">Recent Education and Certifications</text:p>
      <text:p text:style-name="Standard"><text:tab/>Amazon Web Services<text:tab/><text:tab/><text:tab/><text:tab/>Seattle, Washington</text:p>
      <text:p text:style-name="Standard"><text:tab/>Certified Cloud Practitioner</text:p>
      <text:p text:style-name="Standard"/>
      <text:p text:style-name="Standard"><text:tab/>Red Hat<text:tab/><text:tab/><text:tab/><text:tab/><text:tab/><text:tab/>Raleigh, North Carolina<text:line-break/><text:tab/>DO180 – Containers, Kubernetes, and Red Hat OpenShift<text:line-break/><text:tab/>DO288 – OpenShift Development I: Containerizing Applications</text:p>
      <text:p text:style-name="Standard"/>
      <text:p text:style-name="Standard"><text:tab/>Cloudera<text:tab/><text:tab/><text:tab/><text:tab/><text:tab/><text:tab/>Palo Alto, California<text:line-break/><text:tab/>Cloudera Search</text:p>
      <text:p text:style-name="Standard"><text:tab/>Data Analyst</text:p>
      <text:p text:style-name="Standard"><text:tab/></text:p>
      <text:p text:style-name="Standard"><text:tab/>Cisco Systems<text:tab/><text:tab/><text:tab/><text:tab/><text:tab/><text:tab/>San Jose, California</text:p>
      <text:p text:style-name="Standard"><text:tab/>Small and Medium Business - Account Engineer </text:p>
      <text:p text:style-name="Standard"/>
      <text:p text:style-name="Standard"><text:tab/>Lackawanna College<text:tab/><text:tab/><text:tab/><text:tab/><text:tab/>Scranton, Pennsylvania</text:p>
      <text:p text:style-name="Standard"><text:tab/>Act 49 Law Enforcement Academy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color="#00000a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orphans="0" fo:widows="0" fo:hyphenation-ladder-count="no-limit" style:vertical-align="baseline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yperlink1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598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/>
    <dc:description/>
    <dc:subject/>
    <meta:initial-creator>Nicholas Santiago</meta:initial-creator>
    <meta:creation-date>2022-02-10T18:25:00Z</meta:creation-date>
    <dc:date>2022-02-10T13:32:57.144496057</dc:date>
    <meta:editing-cycles>5</meta:editing-cycles>
    <meta:editing-duration>PT7M2S</meta:editing-duration>
    <meta:document-statistic meta:table-count="0" meta:image-count="0" meta:object-count="0" meta:page-count="3" meta:paragraph-count="83" meta:word-count="997" meta:character-count="7159" meta:non-whitespace-character-count="6154"/>
    <meta:template xlink:type="simple" xlink:actuate="onRequest" xlink:title="" xlink:href="Normal.dotm"/>
  </office:meta>
</office:document-meta>
</file>